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52" calcext:value-type="float">
            <text:p>745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59" calcext:value-type="float">
            <text:p>745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" calcext:value-type="float">
            <text:p>100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03" calcext:value-type="float">
            <text:p>16603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41" calcext:value-type="float">
            <text:p>1664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512" calcext:value-type="float">
            <text:p>512</text:p>
          </table:table-cell>
          <table:table-cell office:value-type="float" office:value="1536" calcext:value-type="float">
            <text:p>1536</text:p>
          </table:table-cell>
          <table:table-cell office:value-type="float" office:value="1024" calcext:value-type="float">
            <text:p>1024</text:p>
          </table:table-cell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17" calcext:value-type="float">
            <text:p>4517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16613" calcext:value-type="float">
            <text:p>16613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438" calcext:value-type="float">
            <text:p>66438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1024" calcext:value-type="float">
            <text:p>1024</text:p>
          </table:table-cell>
          <table:table-cell office:value-type="float" office:value="3072" calcext:value-type="float">
            <text:p>307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398" calcext:value-type="float">
            <text:p>66398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154" calcext:value-type="float">
            <text:p>18154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165" calcext:value-type="float">
            <text:p>18165</text:p>
          </table:table-cell>
        </table:table-row>
        <table:table-row table:style-name="ro1">
          <table:table-cell office:value-type="string" calcext:value-type="string">
            <text:p>Ref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66622" calcext:value-type="float">
            <text:p>66622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Line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18336" calcext:value-type="float">
            <text:p>1833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2048" calcext:value-type="float">
            <text:p>2048</text:p>
          </table:table-cell>
          <table:table-cell office:value-type="float" office:value="6144" calcext:value-type="float">
            <text:p>6144</text:p>
          </table:table-cell>
          <table:table-cell office:value-type="float" office:value="4096" calcext:value-type="float">
            <text:p>4096</text:p>
          </table:table-cell>
          <table:table-cell office:value-type="float" office:value="1000" calcext:value-type="float">
            <text:p>100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string" calcext:value-type="string">
            <text:p>BatchMandelCalculator</text:p>
          </table:table-cell>
          <table:table-cell office:value-type="float" office:value="4096" calcext:value-type="float">
            <text:p>4096</text:p>
          </table:table-cell>
          <table:table-cell office:value-type="float" office:value="12288" calcext:value-type="float">
            <text:p>12288</text:p>
          </table:table-cell>
          <table:table-cell office:value-type="float" office:value="8192" calcext:value-type="float">
            <text:p>8192</text:p>
          </table:table-cell>
          <table:table-cell office:value-type="float" office:value="1000" calcext:value-type="float">
            <text:p>1000</text:p>
          </table:table-cell>
          <table:table-cell office:value-type="float" office:value="3404" calcext:value-type="float">
            <text:p>3404</text:p>
          </table:table-cell>
        </table:table-row>
      </table:table>
      <table:table table:name="Pivot Table_datalog_1" table:style-name="ta1">
        <table:table-column table:style-name="co7" table:default-cell-style-name="ce3"/>
        <table:table-column table:style-name="co7" table:number-columns-repeated="2" table:default-cell-style-name="ce7"/>
        <table:table-column table:style-name="co7" table:default-cell-style-name="ce13"/>
        <table:table-row table:style-name="ro1">
          <table:table-cell table:style-name="ce1" office:value-type="string" calcext:value-type="string">
            <text:p>BASE</text:p>
          </table:table-cell>
          <table:table-cell table:style-name="ce6" office:value-type="string" calcext:value-type="string">
            <text:p>ITERS</text:p>
          </table:table-cell>
          <table:table-cell table:style-name="ce6" office:value-type="string" calcext:value-type="string">
            <text:p>CALCULATOR</text:p>
          </table:table-cell>
          <table:table-cell table:style-name="ce12" office:value-type="string" calcext:value-type="string">
            <text:p>Average - TIME</text:p>
          </table:table-cell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58.333333333333" calcext:value-type="float">
            <text:p>158.333333333333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037.66666666667" calcext:value-type="float">
            <text:p>1037.66666666667</text:p>
          </table:table-cell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20.333333333333" calcext:value-type="float">
            <text:p>120.333333333333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093.66666666667" calcext:value-type="float">
            <text:p>1093.6666666666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4153.33333333333" calcext:value-type="float">
            <text:p>4153.33333333333</text:p>
          </table:table-cell>
        </table:table-row>
        <table:table-row table:style-name="ro1">
          <table:table-cell table:style-name="ce2" office:value-type="float" office:value="2048" calcext:value-type="float">
            <text:p>20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501" calcext:value-type="float">
            <text:p>501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866" calcext:value-type="float">
            <text:p>186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4519.66666666667" calcext:value-type="float">
            <text:p>4519.66666666667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16619" calcext:value-type="float">
            <text:p>16619</text:p>
          </table:table-cell>
        </table:table-row>
        <table:table-row table:style-name="ro1">
          <table:table-cell table:style-name="ce2"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tchMandelCalculator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2035" calcext:value-type="float">
            <text:p>2035</text:p>
          </table:table-cell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7453.66666666667" calcext:value-type="float">
            <text:p>7453.66666666667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BatchMandelCalculator</text:p>
          </table:table-cell>
          <table:table-cell office:value-type="float" office:value="3405.66666666667" calcext:value-type="float">
            <text:p>3405.66666666667</text:p>
          </table:table-cell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LineMandelCalculator</text:p>
          </table:table-cell>
          <table:table-cell table:style-name="ce14" office:value-type="float" office:value="18218.3333333333" calcext:value-type="float">
            <text:p>18218.3333333333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RefMandelCalculator</text:p>
          </table:table-cell>
          <table:table-cell table:style-name="ce15" office:value-type="float" office:value="66486" calcext:value-type="float">
            <text:p>66486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  <table:table-cell table:style-name="ce11"/>
          <table:table-cell table:style-name="ce16" office:value-type="float" office:value="5427.27777777778" calcext:value-type="float">
            <text:p>5427.27777777778</text:p>
          </table:table-cell>
        </table:table-row>
      </table:table>
      <table:named-expressions/>
      <table:data-pilot-tables>
        <table:data-pilot-table table:name="DataPilot1" table:application-data="" table:target-range-address="'Pivot Table_datalog_1'.A1:'Pivot Table_datalog_1'.D26" table:buttons="'Pivot Table_datalog_1'.A1 'Pivot Table_datalog_1'.B1 'Pivot Table_datalog_1'.C1" table:show-filter-button="false" table:drill-down-on-double-click="false">
          <table:source-cell-range table:cell-range-address="datalog.A1:datalog.F7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BASE" table:orientation="row" table:used-hierarchy="0" table:function="auto">
            <table:data-pilot-level table:show-empty="false" calcext:repeat-item-labels="false">
              <table:data-pilot-members>
                <table:data-pilot-member table:name="512" table:display="true" table:show-details="true"/>
                <table:data-pilot-member table:name="1024" table:display="true" table:show-details="true"/>
                <table:data-pilot-member table:name="2048" table:display="true" table:show-details="true"/>
                <table:data-pilot-member table:name="409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RS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LCULATOR" table:orientation="row" table:used-hierarchy="0" table:function="auto">
            <table:data-pilot-level table:show-empty="false" calcext:repeat-item-labels="false">
              <table:data-pilot-members>
                <table:data-pilot-member table:name="BatchMandelCalculator" table:display="true" table:show-details="true"/>
                <table:data-pilot-member table:name="LineMandelCalculator" table:display="true" table:show-details="true"/>
                <table:data-pilot-member table:name="RefMandelCalculato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" table:orientation="data" table:used-hierarchy="0" table:function="average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7" table:display="true" table:show-details="true"/>
                <table:data-pilot-member table:name="39" table:display="true" table:show-details="true"/>
                <table:data-pilot-member table:name="65" table:display="true" table:show-details="true"/>
                <table:data-pilot-member table:name="117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52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238" table:display="true" table:show-details="true"/>
                <table:data-pilot-member table:name="467" table:display="true" table:show-details="true"/>
                <table:data-pilot-member table:name="501" table:display="true" table:show-details="true"/>
                <table:data-pilot-member table:name="590" table:display="true" table:show-details="true"/>
                <table:data-pilot-member table:name="591" table:display="true" table:show-details="true"/>
                <table:data-pilot-member table:name="592" table:display="true" table:show-details="true"/>
                <table:data-pilot-member table:name="891" table:display="true" table:show-details="true"/>
                <table:data-pilot-member table:name="1037" table:display="true" table:show-details="true"/>
                <table:data-pilot-member table:name="1039" table:display="true" table:show-details="true"/>
                <table:data-pilot-member table:name="1093" table:display="true" table:show-details="true"/>
                <table:data-pilot-member table:name="1095" table:display="true" table:show-details="true"/>
                <table:data-pilot-member table:name="1865" table:display="true" table:show-details="true"/>
                <table:data-pilot-member table:name="1866" table:display="true" table:show-details="true"/>
                <table:data-pilot-member table:name="1867" table:display="true" table:show-details="true"/>
                <table:data-pilot-member table:name="2025" table:display="true" table:show-details="true"/>
                <table:data-pilot-member table:name="2055" table:display="true" table:show-details="true"/>
                <table:data-pilot-member table:name="3404" table:display="true" table:show-details="true"/>
                <table:data-pilot-member table:name="3406" table:display="true" table:show-details="true"/>
                <table:data-pilot-member table:name="3407" table:display="true" table:show-details="true"/>
                <table:data-pilot-member table:name="4150" table:display="true" table:show-details="true"/>
                <table:data-pilot-member table:name="4160" table:display="true" table:show-details="true"/>
                <table:data-pilot-member table:name="4506" table:display="true" table:show-details="true"/>
                <table:data-pilot-member table:name="4517" table:display="true" table:show-details="true"/>
                <table:data-pilot-member table:name="4536" table:display="true" table:show-details="true"/>
                <table:data-pilot-member table:name="7450" table:display="true" table:show-details="true"/>
                <table:data-pilot-member table:name="7452" table:display="true" table:show-details="true"/>
                <table:data-pilot-member table:name="7459" table:display="true" table:show-details="true"/>
                <table:data-pilot-member table:name="16603" table:display="true" table:show-details="true"/>
                <table:data-pilot-member table:name="16613" table:display="true" table:show-details="true"/>
                <table:data-pilot-member table:name="16641" table:display="true" table:show-details="true"/>
                <table:data-pilot-member table:name="18154" table:display="true" table:show-details="true"/>
                <table:data-pilot-member table:name="18165" table:display="true" table:show-details="true"/>
                <table:data-pilot-member table:name="18336" table:display="true" table:show-details="true"/>
                <table:data-pilot-member table:name="66398" table:display="true" table:show-details="true"/>
                <table:data-pilot-member table:name="66438" table:display="true" table:show-details="true"/>
                <table:data-pilot-member table:name="6662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20:23:01.722886442</dc:date>
    <meta:editing-duration>PT1M</meta:editing-duration>
    <meta:editing-cycles>1</meta:editing-cycles>
    <meta:document-statistic meta:table-count="2" meta:cell-count="504" meta:object-count="0"/>
    <meta:generator>LibreOffice/6.0.7.3$Linux_X86_64 LibreOffice_project/00m0$Build-3</meta:generator>
  </office:meta>
</office:document-meta>
</file>